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Project Proposal: Word-Search and Crossword Puzzles</text:p>
      <text:p text:style-name="P4"/>
      <text:p text:style-name="P4">Dr. Page</text:p>
      <text:p text:style-name="P4"/>
      <text:p text:style-name="P4">January 20, 2012</text:p>
      <text:p text:style-name="P4"/>
      <text:p text:style-name="P4">Team Van-Rossum</text:p>
      <text:p text:style-name="P4"/>
      <text:p text:style-name="P4">Cezar Delucca</text:p>
      <text:p text:style-name="P4">Olufemi Fashanu</text:p>
      <text:p text:style-name="P4">Jakob Griffith</text:p>
      <text:p text:style-name="P4">Clayton Miller</text:p>
      <text:p text:style-name="P4">Shane Moor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08:53:54.01</meta:creation-date>
    <meta:document-statistic meta:table-count="0" meta:image-count="0" meta:object-count="0" meta:page-count="1" meta:paragraph-count="9" meta:word-count="23" meta:character-count="157"/>
    <dc:date>2013-01-27T08:55:18.37</dc:date>
    <meta:editing-duration>PT1M24S</meta:editing-duration>
    <meta:editing-cycles>1</meta:editing-cycles>
    <meta:generator>OpenOffice.org/3.4.1$Win32 OpenOffice.org_project/341m1$Build-9593</meta:generator>
  </office:meta>
</office:document-meta>
</file>